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 style:list-style-name="WWNum2">
      <style:paragraph-properties fo:margin-left="0.5in" fo:margin-right="0in" fo:text-indent="-0.25in" style:auto-text-indent="false"/>
    </style:style>
    <style:style style:name="P2" style:family="paragraph" style:parent-style-name="normal" style:list-style-name="WWNum1">
      <style:paragraph-properties fo:margin-left="0.5in" fo:margin-right="0in" fo:text-indent="-0.25in" style:auto-text-indent="false"/>
    </style:style>
    <style:style style:name="P3" style:family="paragraph" style:parent-style-name="normal">
      <style:paragraph-properties fo:margin-left="0in" fo:margin-right="0in" fo:text-indent="0in" style:auto-text-indent="false"/>
    </style:style>
    <style:style style:name="P4" style:family="paragraph" style:parent-style-name="normal" style:list-style-name="WWNum1">
      <style:paragraph-properties fo:margin-left="1in" fo:margin-right="0in" fo:text-indent="-0.25in" style:auto-text-indent="false"/>
    </style:style>
    <style:style style:name="P5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Necesitamos:</text:span></text:p>
      <text:p text:style-name="normal"><text:span text:style-name="T2">Opción A:</text:span></text:p>
      <text:list xml:id="list160830505" text:style-name="WWNum2">
        <text:list-item>
          <text:p text:style-name="P1">Importar el archivo VMQ.ova en un software de virtualización como VirtualBox</text:p>
        </text:list-item>
        <text:list-item>
          <text:p text:style-name="P1">Opcional: Si no tienes VirtualBox, puedes instalarlo desde:<text:line-break/><text:a xlink:type="simple" xlink:href="https://www.virtualbox.org/wiki/Downloads" text:style-name="ListLabel_20_19" text:visited-style-name="ListLabel_20_19"><text:span text:style-name="T3">https://www.virtualbox.org/wiki/Downloads</text:span></text:a></text:p>
        </text:list-item>
      </text:list>
      <text:p text:style-name="P3"><text:span text:style-name="T2">Opción B:</text:span></text:p>
      <text:list xml:id="list2673373695" text:style-name="WWNum1">
        <text:list-item>
          <text:p text:style-name="P2">Descargamos la última versión de Python (3.8 ahora)</text:p>
          <text:list>
            <text:list-item>
              <text:p text:style-name="P4"><text:a xlink:type="simple" xlink:href="https://www.python.org/" text:style-name="ListLabel_20_19" text:visited-style-name="ListLabel_20_19"><text:span text:style-name="T3">https://www.python.org/</text:span></text:a></text:p>
            </text:list-item>
          </text:list>
        </text:list-item>
        <text:list-item>
          <text:p text:style-name="P2">Descargamos la librería qiskit (pip install qiskit)</text:p>
        </text:list-item>
        <text:list-item>
          <text:p text:style-name="P2">Se recomienda el uso de jupyter notebook como editor de texto, aunque cualquier otro ejecutando python de forma estándar funcionará</text:p>
        </text:list-item>
      </text:list>
      <text:p text:style-name="normal"/>
      <text:p text:style-name="normal"/>
      <text:p text:style-name="normal"><text:span text:style-name="T1">Datos de la VM:</text:span></text:p>
      <text:p text:style-name="normal">Usuario: quantum-dev</text:p>
      <text:p text:style-name="normal">Contraseña: qiski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0" meta:image-count="0" meta:object-count="0" meta:page-count="1" meta:paragraph-count="12" meta:word-count="75" meta:character-count="528" meta:non-whitespace-character-count="471"/>
    <meta:generator>LibreOffice/6.3.2.2$Linux_X86_64 LibreOffice_project/30$Build-2</meta:generator>
  </office:meta>
</office:document-meta>
</file>